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08cm"/>
    </style:style>
    <style:style style:name="co3" style:family="table-column">
      <style:table-column-properties fo:break-before="auto" style:column-width="4.53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5.5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 office:value-type="string">
            <text:p>712000100000014544.18.0.25</text:p>
            <text:p>712000100000014544.18.0.25</text:p>
            <text:p>712000100000014545.18.1.5</text:p>
            <text:p>712000100000014545.13.0.50</text:p>
            <text:p>712000100000014545.13.0.50</text:p>
            <text:p>712000100000014545.13.0.50</text:p>
            <text:p>712000100000014545.13.0.50</text:p>
            <text:p>712000100000014546.18.0.50</text:p>
            <text:p>712000100000014546.18.0.50</text:p>
            <text:p>712000100000014546.18.0.50</text:p>
            <text:p>712000100000014546.18.0.50</text:p>
            <text:p>712000100000014547.18.0.25</text:p>
            <text:p>712000100000014547.18.0.25</text:p>
            <text:p>712000100000014548.18.0.25</text:p>
            <text:p>712000100000014548.18.0.25</text:p>
          </table:table-cell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 office:value-type="string">
            <text:p>710100110100000785.17.0.40</text:p>
          </table:table-cell>
        </table:table-row>
        <table:table-row table:style-name="ro1">
          <table:table-cell office:value-type="string">
            <text:p>710100110100000785.17.0.40</text:p>
          </table:table-cell>
        </table:table-row>
        <table:table-row table:style-name="ro1">
          <table:table-cell office:value-type="string">
            <text:p>710100110100000470.19.0.50</text:p>
          </table:table-cell>
        </table:table-row>
        <table:table-row table:style-name="ro1">
          <table:table-cell office:value-type="string">
            <text:p>710100110100000470.19.0.50</text:p>
          </table:table-cell>
        </table:table-row>
        <table:table-row table:style-name="ro1">
          <table:table-cell office:value-type="string">
            <text:p>710100110100000470.19.0.50</text:p>
          </table:table-cell>
        </table:table-row>
        <table:table-row table:style-name="ro1">
          <table:table-cell office:value-type="string">
            <text:p>710100110100000471.19.0.40</text:p>
          </table:table-cell>
        </table:table-row>
        <table:table-row table:style-name="ro1">
          <table:table-cell office:value-type="string">
            <text:p>710100110100000471.19.0.40</text:p>
          </table:table-cell>
        </table:table-row>
        <table:table-row table:style-name="ro1">
          <table:table-cell office:value-type="string">
            <text:p>710100110100001034.19.1.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" fo:font-size="8pt" style:font-name-asian="Microsoft YaHei" style:font-size-asian="8pt" style:font-name-complex="Arial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21.12.2017</text:date>, <text:time>16:37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DSheet" style:display-name="PageStyle_TD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Юрий Г</meta:initial-creator>
    <meta:creation-date>2017-12-17T21:36:03.47</meta:creation-date>
    <dc:date>2017-12-21T16:37:08.58</dc:date>
    <dc:creator>Юрий Г</dc:creator>
    <meta:editing-duration>P3DT18H45M55S</meta:editing-duration>
    <meta:editing-cycles>2</meta:editing-cycles>
    <meta:generator>OpenOffice/4.1.0$Win32 OpenOffice.org_project/410m18$Build-9764</meta:generator>
    <meta:document-statistic meta:table-count="3" meta:cell-count="60" meta:object-count="0"/>
  </office:meta>
</office:document-meta>
</file>